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d5be" officeooo:paragraph-rsid="001ad5be"/>
    </style:style>
    <style:style style:name="P2" style:family="paragraph" style:parent-style-name="Preformatted_20_Text">
      <style:text-properties style:font-name="Arial" fo:font-size="11pt" officeooo:rsid="001ad5be" officeooo:paragraph-rsid="001ad5be" style:font-size-asian="11pt" style:font-size-complex="11pt"/>
    </style:style>
    <style:style style:name="P3" style:family="paragraph" style:parent-style-name="Preformatted_20_Text">
      <style:text-properties style:font-name="Arial" fo:font-size="11pt" officeooo:rsid="001d8050" officeooo:paragraph-rsid="001d8050" style:font-size-asian="11pt" style:font-size-complex="11pt"/>
    </style:style>
    <style:style style:name="P4" style:family="paragraph" style:parent-style-name="Preformatted_20_Text">
      <style:text-properties style:font-name="Arial" fo:font-size="11pt" officeooo:rsid="001d8050" officeooo:paragraph-rsid="001d8670" style:font-size-asian="11pt" style:font-size-complex="11pt"/>
    </style:style>
    <style:style style:name="P5" style:family="paragraph" style:parent-style-name="Preformatted_20_Text">
      <style:text-properties style:font-name="Arial" fo:font-size="11pt" officeooo:rsid="001d8670" officeooo:paragraph-rsid="001d8670" style:font-size-asian="11pt" style:font-size-complex="11pt"/>
    </style:style>
    <style:style style:name="P6" style:family="paragraph" style:parent-style-name="Preformatted_20_Text">
      <style:text-properties style:font-name="Arial" fo:font-size="11pt" fo:font-weight="bold" officeooo:rsid="001ad5be" officeooo:paragraph-rsid="001ad5be" style:font-size-asian="9.60000038146973pt" style:font-weight-asian="bold" style:font-size-complex="11pt" style:font-weight-complex="bold"/>
    </style:style>
    <style:style style:name="P7" style:family="paragraph" style:parent-style-name="Preformatted_20_Text">
      <style:text-properties style:font-name="Arial" fo:font-size="11pt" fo:font-weight="normal" officeooo:rsid="001ad5be" officeooo:paragraph-rsid="001ad5be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text-properties style:font-name="Arial" fo:font-size="11pt" fo:font-weight="normal" officeooo:rsid="001ad5be" officeooo:paragraph-rsid="001d8050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text-properties style:font-name="Arial" fo:font-size="24pt" fo:font-weight="bold" officeooo:rsid="001ad5be" officeooo:paragraph-rsid="001ad5be" style:font-size-asian="24pt" style:font-weight-asian="bold" style:font-size-complex="24pt" style:font-weight-complex="bold"/>
    </style:style>
    <style:style style:name="P10" style:family="paragraph" style:parent-style-name="Preformatted_20_Text">
      <style:text-properties style:font-name="Arial" fo:font-size="14pt" fo:font-weight="bold" officeooo:rsid="001ad5be" officeooo:paragraph-rsid="001ad5be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Arial" fo:font-size="14pt" fo:font-weight="bold" officeooo:rsid="001ad5be" officeooo:paragraph-rsid="001ad5be" style:font-size-asian="12.25pt" style:font-weight-asian="bold" style:font-size-complex="14pt" style:font-weight-complex="bold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officeooo:rsid="001bd264"/>
    </style:style>
    <style:style style:name="T3" style:family="text">
      <style:text-properties officeooo:rsid="001d8050"/>
    </style:style>
    <style:style style:name="T4" style:family="text">
      <style:text-properties officeooo:rsid="001d8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lgoritmia:</text:p>
      <text:p text:style-name="P2"/>
      <text:p text:style-name="P10">AirScheduling Problem:</text:p>
      <text:p text:style-name="P2"/>
      <text:p text:style-name="P2">El problema a tractar en aquesta entrega es conegut com “AirScheduling” que consisteix en, dontat un conjunt de vols entre ciutats, assignar la minima quantitat de pilots que puguin realitzar tots els vols a les hores previstes.</text:p>
      <text:p text:style-name="P2"/>
      <text:p text:style-name="P2">Per tal de resoldre aquest problema em modelat el problema com una xarxa de fluxe i hem calculat el mínim valor que satisfà el MaxFlow associat a la xarxa.</text:p>
      <text:p text:style-name="P2"/>
      <text:p text:style-name="P10">Implementació:</text:p>
      <text:p text:style-name="P2"/>
      <text:p text:style-name="P2">La implementació d'aquest projecte ha consistit en:</text:p>
      <text:p text:style-name="P2"/>
      <text:p text:style-name="P2">1- Modelar els vols com una xarxa de fluxe, per fer-ho hem associat a cada ciutat un node i a cada vol entre ciutats una aresta.</text:p>
      <text:p text:style-name="P2"/>
      <text:p text:style-name="P2">A més, hem afegit arestes entre ciutats que son destí d'un vol i origen d'un altre i el pilot que arriba com a destí té temps de pilotar el següent vol.</text:p>
      <text:p text:style-name="P2"/>
      <text:p text:style-name="P2">2- Donat aquesta xarxa, l'hem considerat com una xarxa amb demandes ja que tots els vols s'han de realitzar.</text:p>
      <text:p text:style-name="P2"/>
      <text:p text:style-name="P2">3- Després de la modelització anterior calculem el valor mínim que satisfà la demanda anterior.</text:p>
      <text:p text:style-name="P2">Per resoldre aquest punt hem <text:span text:style-name="T3">tingut que </text:span>resol<text:span text:style-name="T3">dre</text:span> el max-flow associat a la xarxa amb l'algoritme «Edmonds-Karp» <text:span text:style-name="T3">per cada posible K, sabent que a partir d'una certa K el valor del max-flow es el mateix</text:span>.</text:p>
      <text:p text:style-name="P2"/>
      <text:p text:style-name="P3">Per tal de fer més eficient aquesta cerca hem implementat una cerca dicotomica que redueix considerablement el cost temporal.</text:p>
      <text:p text:style-name="P2"/>
      <text:p text:style-name="P10">Cost:</text:p>
      <text:p text:style-name="P2"/>
      <text:p text:style-name="P2">El cost temporal associat aquest problema es:</text:p>
      <text:p text:style-name="P2"/>
      <text:p text:style-name="P3">1. Cerca linial del valor de K:</text:p>
      <text:p text:style-name="P4"><text:tab/>O (nViatges * (nCiutats*nVols²)).</text:p>
      <text:p text:style-name="P3"/>
      <text:p text:style-name="P3">2. Cerca dicotomica del valor K:</text:p>
      <text:p text:style-name="P4"><text:tab/>O (<text:span text:style-name="T4">log(nViatges) * </text:span>(nCiutats*nVols²)).</text:p>
      <text:p text:style-name="P4"/>
      <text:p text:style-name="P5">Com veiem hi ha una millora logaritmica.</text:p>
      <text:p text:style-name="P2"/>
      <text:p text:style-name="P11">Tabla de Resultados:</text:p>
      <text:p text:style-name="P11"/>
      <text:p text:style-name="P7">A continuació mostr<text:span text:style-name="T2">em</text:span> la ta<text:span text:style-name="T2">u</text:span>la de resulta<text:span text:style-name="T2">t</text:span>s <text:span text:style-name="T2">obtinguts</text:span>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1">Bibliografia:</text:p>
      <text:p text:style-name="P11"/>
      <text:p text:style-name="P11"><text:span text:style-name="T1">- Apunts de l'assignatura.</text:span></text:p>
      <text:p text:style-name="P7">- Llibre: “Kleinberg and Tardos, 2005”</text:p>
      <text:p text:style-name="P8">- <text:a xlink:type="simple" xlink:href="http://es.wikipedia.org/wiki/Algoritmo_de_Edmonds-Karp"><text:span text:style-name="T3">http://es.wikipedia.org/wiki/Algoritmo_de_Edmonds-Karp</text:span></text:a></text:p>
      <text:p text:style-name="P11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02:55:00.218504413</dc:date>
    <meta:generator>LibreOffice/4.2.7.2$Linux_X86_64 LibreOffice_project/420m0$Build-2</meta:generator>
    <meta:editing-duration>PT9M35S</meta:editing-duration>
    <meta:editing-cycles>3</meta:editing-cycles>
    <meta:document-statistic meta:table-count="0" meta:image-count="0" meta:object-count="0" meta:page-count="2" meta:paragraph-count="25" meta:word-count="286" meta:character-count="1723" meta:non-whitespace-character-count="1464"/>
  </office:meta>
</office:document-meta>
</file>